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6a7d" officeooo:paragraph-rsid="000c6a7d"/>
    </style:style>
    <style:style style:name="P2" style:family="paragraph" style:parent-style-name="Standard">
      <style:text-properties officeooo:rsid="000c6a7d" officeooo:paragraph-rsid="000da1b5"/>
    </style:style>
    <style:style style:name="P3" style:family="paragraph" style:parent-style-name="Standard">
      <style:text-properties officeooo:rsid="000da1b5" officeooo:paragraph-rsid="000da1b5"/>
    </style:style>
    <style:style style:name="P4" style:family="paragraph" style:parent-style-name="Standard">
      <style:text-properties officeooo:rsid="000da1b5" officeooo:paragraph-rsid="000f14d3"/>
    </style:style>
    <style:style style:name="P5" style:family="paragraph" style:parent-style-name="Standard">
      <style:text-properties officeooo:rsid="000e5d7b" officeooo:paragraph-rsid="000e5d7b"/>
    </style:style>
    <style:style style:name="P6" style:family="paragraph" style:parent-style-name="Standard">
      <style:text-properties officeooo:rsid="000e5d7b" officeooo:paragraph-rsid="000f14d3"/>
    </style:style>
    <style:style style:name="P7" style:family="paragraph" style:parent-style-name="Standard">
      <style:text-properties officeooo:rsid="000f14d3" officeooo:paragraph-rsid="000f14d3"/>
    </style:style>
    <style:style style:name="T1" style:family="text">
      <style:text-properties officeooo:rsid="000da1b5"/>
    </style:style>
    <style:style style:name="T2" style:family="text">
      <style:text-properties officeooo:rsid="000e5d7b"/>
    </style:style>
    <style:style style:name="T3" style:family="text">
      <style:text-properties officeooo:rsid="000f14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radiodesvoyous.fr/" text:style-name="Internet_20_link" text:visited-style-name="Visited_20_Internet_20_Link">http://www.radiodesvoyous.fr/</text:a> RDV Site a revisiter </text:p>
      <text:p text:style-name="P2"><text:s text:c="2"/></text:p>
      <text:p text:style-name="P2"><text:span text:style-name="T1">Header</text:span> <text:s/></text:p>
      <text:p text:style-name="P3">Aside (HautGauche)Onglet inscription pour recevoir la newsletter</text:p>
      <text:p text:style-name="P3">LOGO centré – en dessous : nav pour placer une playlist <text:span text:style-name="T2">musicale</text:span> <text:span text:style-name="T3">orienté par chaque émission (1playlist par émission)</text:span></text:p>
      <text:p text:style-name="P3">Aside (Haut Droite) <text:span text:style-name="T2">Compte Fb Twitter Soundcloud Insta Snap</text:span></text:p>
      <text:p text:style-name="P3"><text:s text:c="2"/></text:p>
      <text:p text:style-name="P4"><text:span text:style-name="T3">MAIN </text:span></text:p>
      <text:p text:style-name="P4"><text:span text:style-name="T3">Une partie info avec les release de chaque émission</text:span></text:p>
      <text:p text:style-name="P3"/>
      <text:p text:style-name="P5">MAIN </text:p>
      <text:p text:style-name="P5">Gros scroll horizontal avec le logo de chaque émission, lien externe vers la page de chaque émission. <text:s/></text:p>
      <text:p text:style-name="P5"><text:s/></text:p>
      <text:p text:style-name="P5">LIEN DES DIFFERENTES EMISSIONS x7-8</text:p>
      <text:p text:style-name="P6">Logo ; On y trouve un résumé de l’émission écrit par les auteurs , photo et présentation des auteurs, playlist des différentes émissions <text:span text:style-name="T3">et les évènements classés par radio « La RDV vous invite à... »</text:span></text:p>
      <text:p text:style-name="P1"><text:s/></text:p>
      <text:p text:style-name="P5">MAIN <text:s/></text:p>
      <text:p text:style-name="P7">Un onglet d’accès aux émissions diffusées en direct , les reportages et les teaser </text:p>
      <text:p text:style-name="P7"><text:s/></text:p>
      <text:p text:style-name="P7">FOOTER </text:p>
      <text:p text:style-name="P7">Contact about us</text:p>
      <text:p text:style-name="P7"><text:s/></text:p>
      <text:p text:style-name="P7"/>
      <text:p text:style-name="P5"/>
      <text:p text:style-name="P1"/>
      <text:p text:style-name="P1"><text:s/></text:p>
      <text:p text:style-name="P1"><text:s/></text:p>
      <text:p text:style-name="P1"/>
      <text:p text:style-name="P1">Annexe d’inspi : <text:s/><text:a xlink:type="simple" xlink:href="http://www.dealerdemusique.com/" text:style-name="Internet_20_link" text:visited-style-name="Visited_20_Internet_20_Link">http://www.dealerdemusique.com/</text:a> </text:p>
      <text:p text:style-name="P1"><text:a xlink:type="simple" xlink:href="http://www.letournedisque.com/home" text:style-name="Internet_20_link" text:visited-style-name="Visited_20_Internet_20_Link">http://www.letournedisque.com/home</text:a> <text:s/></text:p>
      <text:p text:style-name="P1"><text:a xlink:type="simple" xlink:href="http://www.lemellotron.com/" text:style-name="Internet_20_link" text:visited-style-name="Visited_20_Internet_20_Link">http://www.lemellotron.com/</text:a> </text:p>
      <text:p text:style-name="P1"><text:a xlink:type="simple" xlink:href="https://www.youtube.com/?hl=fr&amp;gl=FR" text:style-name="Internet_20_link" text:visited-style-name="Visited_20_Internet_20_Link">https://www.youtube.com/?hl=fr&amp;gl=FR</text:a> </text:p>
      <text:p text:style-name="P1"><text:a xlink:type="simple" xlink:href="https://soundcloud.com/" text:style-name="Internet_20_link" text:visited-style-name="Visited_20_Internet_20_Link">https://soundcloud.com/</text:a>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7:11:31.841654886</meta:creation-date>
    <dc:date>2016-11-15T17:52:56.776411280</dc:date>
    <meta:editing-duration>PT9M30S</meta:editing-duration>
    <meta:editing-cycles>1</meta:editing-cycles>
    <meta:document-statistic meta:table-count="0" meta:image-count="0" meta:object-count="0" meta:page-count="1" meta:paragraph-count="28" meta:word-count="136" meta:character-count="995" meta:non-whitespace-character-count="850"/>
    <meta:generator>LibreOffice/5.1.4.2$Linux_X86_64 LibreOffice_project/10m0$Build-2</meta:generator>
  </office:meta>
</office:document-meta>
</file>